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ffffff" loext:opacity="100%" style:font-name="Liberation Serif" fo:font-size="36pt" style:font-name-asian="Liberation Serif" style:font-size-asian="36pt" style:font-size-complex="36pt"/>
    </style:style>
    <style:style style:name="P2" style:family="paragraph" style:parent-style-name="Preformatted_20_Text">
      <style:paragraph-properties fo:text-align="center" style:justify-single-word="false"/>
      <style:text-properties fo:color="#ffffff" loext:opacity="100%" style:font-name="Liberation Serif" fo:font-size="36pt" officeooo:paragraph-rsid="000dffa2" style:font-name-asian="Liberation Serif" style:font-size-asian="36pt" style:font-size-complex="36pt"/>
    </style:style>
    <style:style style:name="P3" style:family="paragraph" style:parent-style-name="Preformatted_20_Text">
      <style:paragraph-properties fo:text-align="center" style:justify-single-word="false"/>
      <style:text-properties fo:color="#ffffff" loext:opacity="100%" style:font-name="Liberation Serif" fo:font-size="36pt" officeooo:rsid="000dffa2" officeooo:paragraph-rsid="000dffa2" style:font-name-asian="Liberation Serif" style:font-size-asian="36pt" style:font-size-complex="36pt"/>
    </style:style>
    <style:style style:name="T1" style:family="text">
      <style:text-properties officeooo:rsid="000bcd6c"/>
    </style:style>
    <style:style style:name="T2" style:family="text">
      <style:text-properties officeooo:rsid="000dff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󱤩󱤽󱤧󱤘󱥠󱤉󱥂󱤑　󱦐󱤌󱦘<text:span text:style-name="T2">：。。。</text:span>󱦑</text:p>
      <text:p text:style-name="P2">󱤧󱤘󱥳󱤉󱥠󱥮<text:span text:style-name="T2">　󱥨󱥁󱤧󱤾󱦔󱤨　</text:span><text:span text:style-name="T1">󱤌󱦔󱥧󱤅󱦔󱤽</text:span></text:p>
      <text:p text:style-name="P3">󱤧󱤘󱥣󱤉󱥠　󱤌󱥍󱦒󱤌󱤌󱦓󱥩󱦒󱤌󱦓󱤬󱦒󱤌󱦓</text:p>
      <text:p text:style-name="P1"/>
      <text:p text:style-name="P1">󱤀󱤁󱤂󱤃󱤄󱤅󱤆󱤇󱤈󱤉󱤊󱤋󱤌󱤍󱤎󱤏</text:p>
      <text:p text:style-name="P1">󱤐󱤑󱤒󱤓󱤔󱤕󱤖󱤗󱤘󱤙󱤚󱤛󱤜󱤝󱤞󱤟</text:p>
      <text:p text:style-name="P1">󱤠󱤡󱤢󱤣󱤤󱤥󱤦󱤧󱤨󱤩󱤪󱤫󱤬󱤭󱤮󱤯</text:p>
      <text:p text:style-name="P1">󱤰󱤱󱤲󱤳󱤴󱤵󱤶󱤷󱤸󱤹󱤺󱤻󱤼󱤽󱤾󱤿</text:p>
      <text:p text:style-name="P1">󱥀󱥁󱥂󱥃󱥄󱥅󱥆󱥇󱥈󱥉󱥊󱥋󱥌󱥍󱥎󱥏</text:p>
      <text:p text:style-name="P1">󱥐󱥑󱥒󱥓󱥔󱥕󱥖󱥗󱥘󱥙󱥚󱥛󱥜󱥝󱥞󱥟</text:p>
      <text:p text:style-name="P1">󱥠󱥡󱥢󱥣󱥤󱥥󱥦󱥧󱥨󱥩󱥪󱥫󱥬󱥭󱥮󱥯</text:p>
      <text:p text:style-name="P1">󱥰󱥱󱥲󱥳󱥴󱥵󱥶󱥷󱥸󱥹󱥺󱥻󱥼󱥽󱥾󱥿</text:p>
      <text:p text:style-name="P1">󱦀󱦁󱦂󱦃󱦄󱦅󱦆󱦇󱦈󱦠󱦡󱦢󱦣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4T17:24:35.289000000</dc:date>
    <meta:editing-duration>PT13M10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2" meta:word-count="194" meta:character-count="198" meta:non-whitespace-character-count="194"/>
  </office:meta>
</office:document-meta>
</file>